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23831B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0000" draw:marker-start-width="0.811cm" draw:marker-end-width="0.81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draw:opacity="70%" draw:textarea-horizontal-align="justify" draw:textarea-vertical-align="middle" draw:auto-grow-height="false" draw:shadow-opacity="70%"/>
    </style:style>
    <style:style style:name="gr5" style:family="graphic" style:parent-style-name="standard">
      <style:graphic-properties draw:fill-color="#ff950e" draw:opacity="70%" draw:textarea-horizontal-align="justify" draw:textarea-vertical-align="middle" draw:auto-grow-height="false" draw:shadow-opacity="70%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 fo:font-size="36pt" style:font-size-asian="36pt" style:font-size-complex="3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f3333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3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3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5.7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5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7.762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7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9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9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7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3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1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4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20.354cm" svg:y="3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3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5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22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24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8.354cm" svg:y="5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8.354cm" svg:y="7.763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2.354cm" svg:y="7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8.354cm" svg:y="9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9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4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8.386cm" svg:y="7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3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30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9.7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62cm" svg:height="1.575cm" svg:x="2.092cm" svg:y="1.965cm">
          <text:p text:style-name="P6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6cm" svg:height="1.575cm" svg:x="2.092cm" svg:y="3.965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14cm" svg:height="1.575cm" svg:x="12.092cm" svg:y="3.965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36cm" svg:height="1.575cm" svg:x="2.092cm" svg:y="5.965cm">
          <text:p text:style-name="P6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514cm" svg:height="1.575cm" svg:x="4.092cm" svg:y="7.965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15cm" svg:height="1.575cm" svg:x="2.092cm" svg:y="9.965cm">
          <text:p text:style-name="P6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05cm" svg:height="1.575cm" svg:x="12.092cm" svg:y="9.965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48cm" svg:height="1.575cm" svg:x="10.095cm" svg:y="5.978cm">
          <text:p text:style-name="P6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5.334cm" svg:x="18.554cm" svg:y="2.063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448cm" svg:x="18.554cm" svg:y="10.063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0.554cm" svg:y="2.063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2.554cm" svg:y="2.063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24.554cm" svg:y="2.063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24.554cm" svg:y="8.063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39cm" svg:x="26.554cm" svg:y="2.063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319cm" svg:x="26.554cm" svg:y="6.099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8.554cm" svg:y="2.063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30.554cm" svg:y="2.063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30.554cm" svg:y="8.063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5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17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17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9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19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21.797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21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23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23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3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21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17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23.79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35cm" svg:height="1.501cm" svg:x="4.063cm" svg:y="16.033cm">
          <draw:image xlink:href="Pictures/10000201000001F4000001F423831BE2.png" xlink:type="simple" xlink:show="embed" xlink:actuate="onLoad">
            <text:p/>
          </draw:image>
        </draw:frame>
        <draw:custom-shape draw:style-name="gr7" draw:text-style-name="P7" xml:id="id1" draw:id="id1" draw:layer="layout" svg:width="2.198cm" svg:height="2.108cm" svg:x="18.162cm" svg:y="15.965cm">
          <text:p text:style-name="P7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" draw:id="id2" draw:layer="layout" svg:width="2.198cm" svg:height="2.108cm" svg:x="30.163cm" svg:y="15.966cm">
          <text:p text:style-name="P7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20.36cm" svg:y1="17.019cm" svg:x2="30.163cm" svg:y2="17.02cm" draw:start-shape="id1" draw:start-glue-point="10" draw:end-shape="id2" draw:end-glue-point="6" svg:d="M20360 17019h4902v1h4901" svg:viewBox="0 0 9804 2">
          <text:p/>
        </draw:connector>
        <draw:custom-shape draw:style-name="gr8" draw:text-style-name="P7" xml:id="id3" draw:id="id3" draw:layer="layout" svg:width="2.198cm" svg:height="2.108cm" svg:x="30.164cm" svg:y="18.767cm">
          <text:p text:style-name="P7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36cm" svg:y1="17.019cm" svg:x2="30.164cm" svg:y2="19.821cm" draw:start-shape="id1" draw:start-glue-point="10" draw:end-shape="id3" draw:end-glue-point="6" svg:d="M20360 17019l9804 2802" svg:viewBox="0 0 9805 28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9-11T17:51:43.615998819</dc:date>
    <dc:creator>elucterio </dc:creator>
    <meta:editing-duration>PT2H13M58S</meta:editing-duration>
    <meta:editing-cycles>20</meta:editing-cycles>
    <meta:generator>LibreOffice/4.2.8.2$Linux_X86_64 LibreOffice_project/420m0$Build-2</meta:generator>
    <meta:document-statistic meta:object-count="145"/>
  </office:meta>
</office:document-meta>
</file>